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style-name="ce2" table:formula="of:=IF([.D1]=&quot;Zaopatrzeniowiec&quot;;[.F1]*[.$M$5])" office:value-type="float" office:value="73.5" calcext:value-type="float">
            <text:p>73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style-name="ce2" table:formula="of:=IF([.D2]=&quot;Zaopatrzeniowiec&quot;;[.F2]*[.$M$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style-name="ce2" table:formula="of:=IF([.D3]=&quot;Zaopatrzeniowiec&quot;;[.F3]*[.$M$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style-name="ce2" table:formula="of:=IF([.D4]=&quot;Zaopatrzeniowiec&quot;;[.F4]*[.$M$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style-name="ce2" table:formula="of:=IF([.D5]=&quot;Zaopatrzeniowiec&quot;;[.F5]*[.$M$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style-name="ce2" table:formula="of:=IF([.D6]=&quot;Zaopatrzeniowiec&quot;;[.F6]*[.$M$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style-name="ce2" table:formula="of:=IF([.D7]=&quot;Zaopatrzeniowiec&quot;;[.F7]*[.$M$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style-name="ce2" table:formula="of:=IF([.D8]=&quot;Zaopatrzeniowiec&quot;;[.F8]*[.$M$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style-name="ce2" table:formula="of:=IF([.D9]=&quot;Zaopatrzeniowiec&quot;;[.F9]*[.$M$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style-name="ce2" table:formula="of:=IF([.D10]=&quot;Zaopatrzeniowiec&quot;;[.F10]*[.$M$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style-name="ce2" table:formula="of:=IF([.D11]=&quot;Zaopatrzeniowiec&quot;;[.F11]*[.$M$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style-name="ce2" table:formula="of:=IF([.D12]=&quot;Zaopatrzeniowiec&quot;;[.F12]*[.$M$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style-name="ce2" table:formula="of:=IF([.D13]=&quot;Zaopatrzeniowiec&quot;;[.F13]*[.$M$5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style-name="ce2" table:formula="of:=IF([.D14]=&quot;Zaopatrzeniowiec&quot;;[.F14]*[.$M$5])" office:value-type="float" office:value="74.5" calcext:value-type="float">
            <text:p>74,5</text:p>
          </table:table-cell>
          <table:table-cell table:number-columns-repeated="3"/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style-name="ce3" table:formula="of:=IF([.D15]=&quot;Zaopatrzeniowiec&quot;;[.F15]*[.$M$5])" office:value-type="boolean" office:boolean-value="false" calcext:value-type="boolean">
            <text:p>FAŁSZ</text:p>
          </table:table-cell>
          <table:table-cell table:number-columns-repeated="3"/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style-name="ce3" table:formula="of:=IF([.D16]=&quot;Zaopatrzeniowiec&quot;;[.F16]*[.$M$5])" office:value-type="boolean" office:boolean-value="false" calcext:value-type="boolean">
            <text:p>FAŁSZ</text:p>
          </table:table-cell>
          <table:table-cell table:number-columns-repeated="3"/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style-name="ce3" table:formula="of:=IF([.D17]=&quot;Zaopatrzeniowiec&quot;;[.F17]*[.$M$5])" office:value-type="boolean" office:boolean-value="false" calcext:value-type="boolean">
            <text:p>FAŁSZ</text:p>
          </table:table-cell>
          <table:table-cell table:number-columns-repeated="3"/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style-name="ce3" table:formula="of:=IF([.D18]=&quot;Zaopatrzeniowiec&quot;;[.F18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style-name="ce3" table:formula="of:=IF([.D19]=&quot;Zaopatrzeniowiec&quot;;[.F19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style-name="ce3" table:formula="of:=IF([.D20]=&quot;Zaopatrzeniowiec&quot;;[.F20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style-name="ce3" table:formula="of:=IF([.D21]=&quot;Zaopatrzeniowiec&quot;;[.F21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style-name="ce3" table:formula="of:=IF([.D22]=&quot;Zaopatrzeniowiec&quot;;[.F22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style-name="ce3" table:formula="of:=IF([.D23]=&quot;Zaopatrzeniowiec&quot;;[.F23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style-name="ce3" table:formula="of:=IF([.D24]=&quot;Zaopatrzeniowiec&quot;;[.F24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style-name="ce3" table:formula="of:=IF([.D25]=&quot;Zaopatrzeniowiec&quot;;[.F25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style-name="ce3" table:formula="of:=IF([.D26]=&quot;Zaopatrzeniowiec&quot;;[.F26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style-name="ce3" table:formula="of:=IF([.D27]=&quot;Zaopatrzeniowiec&quot;;[.F27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style-name="ce2" table:formula="of:=IF([.D28]=&quot;Zaopatrzeniowiec&quot;;[.F28]*[.$M$5])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style-name="ce3" table:formula="of:=IF([.D29]=&quot;Zaopatrzeniowiec&quot;;[.F29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style-name="ce3" table:formula="of:=IF([.D30]=&quot;Zaopatrzeniowiec&quot;;[.F30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style-name="ce3" table:formula="of:=IF([.D31]=&quot;Zaopatrzeniowiec&quot;;[.F31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style-name="ce3" table:formula="of:=IF([.D32]=&quot;Zaopatrzeniowiec&quot;;[.F32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style-name="ce3" table:formula="of:=IF([.D33]=&quot;Zaopatrzeniowiec&quot;;[.F33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style-name="ce3" table:formula="of:=IF([.D34]=&quot;Zaopatrzeniowiec&quot;;[.F34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style-name="ce3" table:formula="of:=IF([.D35]=&quot;Zaopatrzeniowiec&quot;;[.F35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style-name="ce3" table:formula="of:=IF([.D36]=&quot;Zaopatrzeniowiec&quot;;[.F36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style-name="ce3" table:formula="of:=IF([.D37]=&quot;Zaopatrzeniowiec&quot;;[.F37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style-name="ce3" table:formula="of:=IF([.D38]=&quot;Zaopatrzeniowiec&quot;;[.F38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style-name="ce3" table:formula="of:=IF([.D39]=&quot;Zaopatrzeniowiec&quot;;[.F39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style-name="ce3" table:formula="of:=IF([.D40]=&quot;Zaopatrzeniowiec&quot;;[.F40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style-name="ce3" table:formula="of:=IF([.D41]=&quot;Zaopatrzeniowiec&quot;;[.F41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style-name="ce3" table:formula="of:=IF([.D42]=&quot;Zaopatrzeniowiec&quot;;[.F42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style-name="ce3" table:formula="of:=IF([.D43]=&quot;Zaopatrzeniowiec&quot;;[.F43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style-name="ce3" table:formula="of:=IF([.D44]=&quot;Zaopatrzeniowiec&quot;;[.F44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style-name="ce3" table:formula="of:=IF([.D45]=&quot;Zaopatrzeniowiec&quot;;[.F45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style-name="ce3" table:formula="of:=IF([.D46]=&quot;Zaopatrzeniowiec&quot;;[.F46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style-name="ce3" table:formula="of:=IF([.D47]=&quot;Zaopatrzeniowiec&quot;;[.F47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style-name="ce3" table:formula="of:=IF([.D48]=&quot;Zaopatrzeniowiec&quot;;[.F48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style-name="ce3" table:formula="of:=IF([.D49]=&quot;Zaopatrzeniowiec&quot;;[.F49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style-name="ce3" table:formula="of:=IF([.D50]=&quot;Zaopatrzeniowiec&quot;;[.F50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style-name="ce3" table:formula="of:=IF([.D51]=&quot;Zaopatrzeniowiec&quot;;[.F51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style-name="ce3" table:formula="of:=IF([.D52]=&quot;Zaopatrzeniowiec&quot;;[.F52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style-name="ce3" table:formula="of:=IF([.D53]=&quot;Zaopatrzeniowiec&quot;;[.F53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style-name="ce3" table:formula="of:=IF([.D54]=&quot;Zaopatrzeniowiec&quot;;[.F54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style-name="ce3" table:formula="of:=IF([.D55]=&quot;Zaopatrzeniowiec&quot;;[.F55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style-name="ce3" table:formula="of:=IF([.D56]=&quot;Zaopatrzeniowiec&quot;;[.F56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style-name="ce3" table:formula="of:=IF([.D57]=&quot;Zaopatrzeniowiec&quot;;[.F57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style-name="ce3" table:formula="of:=IF([.D58]=&quot;Zaopatrzeniowiec&quot;;[.F58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style-name="ce3" table:formula="of:=IF([.D59]=&quot;Zaopatrzeniowiec&quot;;[.F59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style-name="ce3" table:formula="of:=IF([.D60]=&quot;Zaopatrzeniowiec&quot;;[.F60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style-name="ce3" table:formula="of:=IF([.D61]=&quot;Zaopatrzeniowiec&quot;;[.F61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style-name="ce3" table:formula="of:=IF([.D62]=&quot;Zaopatrzeniowiec&quot;;[.F62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style-name="ce3" table:formula="of:=IF([.D63]=&quot;Zaopatrzeniowiec&quot;;[.F63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style-name="ce3" table:formula="of:=IF([.D64]=&quot;Zaopatrzeniowiec&quot;;[.F64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style-name="ce3" table:formula="of:=IF([.D65]=&quot;Zaopatrzeniowiec&quot;;[.F65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style-name="ce3" table:formula="of:=IF([.D66]=&quot;Zaopatrzeniowiec&quot;;[.F66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style-name="ce3" table:formula="of:=IF([.D67]=&quot;Zaopatrzeniowiec&quot;;[.F67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style-name="ce3" table:formula="of:=IF([.D68]=&quot;Zaopatrzeniowiec&quot;;[.F68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style-name="ce3" table:formula="of:=IF([.D69]=&quot;Zaopatrzeniowiec&quot;;[.F69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style-name="ce3" table:formula="of:=IF([.D70]=&quot;Zaopatrzeniowiec&quot;;[.F70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style-name="ce3" table:formula="of:=IF([.D71]=&quot;Zaopatrzeniowiec&quot;;[.F71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style-name="ce3" table:formula="of:=IF([.D72]=&quot;Zaopatrzeniowiec&quot;;[.F72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style-name="ce3" table:formula="of:=IF([.D73]=&quot;Zaopatrzeniowiec&quot;;[.F73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style-name="ce3" table:formula="of:=IF([.D74]=&quot;Zaopatrzeniowiec&quot;;[.F74]*[.$M$5])" office:value-type="boolean" office:boolean-value="false" calcext:value-type="boolean">
            <text:p>FAŁS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</table:table>
      <table:table table:name="dział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table table:name="premia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23:56.765568345</meta:creation-date>
    <dc:date>2017-09-21T08:44:25.076632633</dc:date>
    <meta:editing-duration>PT10M17S</meta:editing-duration>
    <meta:editing-cycles>2</meta:editing-cycles>
    <meta:generator>LibreOffice/5.4.1.2.0$Linux_X86_64 LibreOffice_project/40m0$Build-2</meta:generator>
    <meta:document-statistic meta:table-count="3" meta:cell-count="3701" meta:object-count="0"/>
  </office:meta>
</office:document-meta>
</file>